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941cm"/>
    </style:style>
    <style:style style:name="Table13.B" style:family="table-column">
      <style:table-column-properties style:column-width="8.059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able_20_Contents">
      <style:paragraph-properties fo:margin-top="0cm" fo:margin-bottom="0cm" loext:contextual-spacing="false" fo:line-height="120%" style:writing-mode="lr-tb"/>
    </style:style>
    <style:style style:name="P2"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d1be4" style:text-blinking="false" fo:background-color="transparent" style:font-size-asian="12pt" style:font-size-complex="12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officeooo:paragraph-rsid="003d1be4"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Bitstream Charter" fo:font-size="12pt" fo:letter-spacing="normal" fo:font-style="normal" style:text-underline-style="none" fo:font-weight="normal" officeooo:paragraph-rsid="0032daec"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19" style:family="paragraph" style:parent-style-name="Text_20_body">
      <style:paragraph-properties fo:margin-top="0cm" fo:margin-bottom="0cm" loext:contextual-spacing="false" fo:line-height="120%" fo:text-align="justify" style:justify-single-word="false" style:writing-mode="lr-tb"/>
      <style:text-properties style:font-name="Bitstream Charter"/>
    </style:style>
    <style:style style:name="P20"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21" style:family="paragraph" style:parent-style-name="Text_20_body">
      <style:text-properties style:font-name="Bitstream Charter" fo:font-size="12pt" style:font-size-asian="12pt" style:font-size-complex="12pt"/>
    </style:style>
    <style:style style:name="P22"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5"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6"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27"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28"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4bd3e2" officeooo:paragraph-rsid="004bd3e2" style:text-blinking="false" fo:background-color="transparent" style:font-size-asian="12pt" style:font-size-complex="12pt"/>
    </style:style>
    <style:style style:name="P32"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4bd3e2" officeooo:paragraph-rsid="004bd3e2" style:text-blinking="false" fo:background-color="transparent" style:font-size-asian="12pt" style:font-size-complex="12pt"/>
    </style:style>
    <style:style style:name="P33"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4d1a74" officeooo:paragraph-rsid="004d1a74" style:text-blinking="false" fo:background-color="transparent" style:font-size-asian="12pt" style:font-size-complex="12pt"/>
    </style:style>
    <style:style style:name="P34"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5"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6"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7" style:family="paragraph" style:parent-style-name="Table_20_Contents" style:list-style-name="L4">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8" style:family="paragraph" style:parent-style-name="Table_20_Contents" style:list-style-name="L4">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48304e" style:text-blinking="false" fo:background-color="transparent" style:font-size-asian="12pt" style:font-size-complex="12pt"/>
    </style:style>
    <style:style style:name="P39" style:family="paragraph" style:parent-style-name="Table_20_Contents" style:list-style-name="L4">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48304e" officeooo:paragraph-rsid="0048304e" style:text-blinking="false" fo:background-color="transparent" style:font-size-asian="12pt" style:font-size-complex="12pt"/>
    </style:style>
    <style:style style:name="P40" style:family="paragraph" style:parent-style-name="Table_20_Contents" style:list-style-name="L5">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48304e" officeooo:paragraph-rsid="004aae8d" style:text-blinking="false" fo:background-color="transparent" style:font-size-asian="12pt" style:font-size-complex="12pt"/>
    </style:style>
    <style:style style:name="P41"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47f006" officeooo:paragraph-rsid="0047f006" style:text-blinking="false" fo:background-color="transparent" style:font-size-asian="12pt" style:font-size-complex="12pt"/>
    </style:style>
    <style:style style:name="P42" style:family="paragraph" style:parent-style-name="Table_20_Contents" style:list-style-name="L4">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49289e" officeooo:paragraph-rsid="0049289e"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6" style:family="text">
      <style:text-properties officeooo:rsid="0021090f"/>
    </style:style>
    <style:style style:name="T7" style:family="text">
      <style:text-properties officeooo:rsid="0028d695"/>
    </style:style>
    <style:style style:name="T8" style:family="text">
      <style:text-properties officeooo:rsid="002a2ca3"/>
    </style:style>
    <style:style style:name="T9" style:family="text">
      <style:text-properties officeooo:rsid="0032daec"/>
    </style:style>
    <style:style style:name="T10" style:family="text">
      <style:text-properties officeooo:rsid="003c2d26"/>
    </style:style>
    <style:style style:name="T11" style:family="text">
      <style:text-properties officeooo:rsid="003d1be4"/>
    </style:style>
    <style:style style:name="T12" style:family="text">
      <style:text-properties style:font-name="Bitstream Charter"/>
    </style:style>
    <style:style style:name="T13" style:family="text">
      <style:text-properties officeooo:rsid="0048304e"/>
    </style:style>
    <style:style style:name="T14" style:family="text">
      <style:text-properties officeooo:rsid="004aae8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docs-internal-guid-213a3e93-3e60-1048-0e48-705d87a6e0a1"/>Alexander Simpson</text:p>
      <text:p text:style-name="P16">75 Isaac St Spring Hill, Brisbane, QLD 4000, Australia</text:p>
      <table:table table:name="Table1" table:style-name="Table1">
        <table:table-column table:style-name="Table1.A"/>
        <table:table-column table:style-name="Table1.B"/>
        <table:table-row>
          <table:table-cell table:style-name="Table1.A1" office:value-type="string">
            <text:p text:style-name="P3">Email:</text:p>
            <text:p text:style-name="P3">LinkedIn:</text:p>
            <text:p text:style-name="P8">Website:</text:p>
          </table:table-cell>
          <table:table-cell table:style-name="Table1.A1" office:value-type="string">
            <text:p text:style-name="P1"><text:a xlink:type="simple" xlink:href="mailto:alexsimpson@leet.cloud" text:style-name="Internet_20_link" text:visited-style-name="Visited_20_Internet_20_Link"><text:span text:style-name="T12">alexsimpson@leet.cloud</text:span></text:a></text:p>
            <text:p text:style-name="P1"><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2"><text:a xlink:type="simple" xlink:href="http://www.leet.cloud/" text:style-name="Internet_20_link" text:visited-style-name="Visited_20_Internet_20_Link"><text:span text:style-name="T12">www.leet.cloud</text:span></text:a><text:span text:style-name="T2"> </text:span></text:p>
          </table:table-cell>
        </table:table-row>
      </table:table>
      <text:p text:style-name="P23">Professional Profile</text:p>
      <text:p text:style-name="P17">Alex is a passionate automation and public cloud expert who brings innovative and creative solutions to highly technical problems. Alex has over 7 years experience in a range of technologies and vendors, including AWS, Azure, Vmware, Cisco, HP, Dell, Linux, Windows and Google Compute. Alex has a strong business background with a Bachelors of Commerce degree he also has many up to date vendor certifications verifying his technical abilities. Alex has a history of sports coaching and sports leadership which have enabled him to build strong leadership characteristics. With strong interpersonal skills, solid business foundation and leading edge technical skills Alex is well suited for any I.T workplace.<text:line-break/>Alex is qualified as a VMware Certified Professional (VCP6-DCV), AWS Certified Solutions Architect – Associate, Certified Developer - Associate, Certified SysOps Administrator - Associate and has a Bachelors of Commerce Degree.<text:line-break/>Alex has advanced knowledge in PowerShell scripting, considerable Javascript and C# knowledge. He considers himself competent in bash, ruby, python, html, css, and is familiar with technologies such as chef, vagrant and puppet. He has used these considerable skills to automate CITEC's Vmware, Azure pack, AWS and Linux environments.</text:p>
      <text:p text:style-name="P24">Career Summary</text:p>
      <table:table table:name="Table6" table:style-name="Table6">
        <table:table-column table:style-name="Table6.A"/>
        <table:table-column table:style-name="Table6.B"/>
        <table:table-row>
          <table:table-cell table:style-name="Table6.A1" office:value-type="string">
            <text:p text:style-name="P13">201<text:span text:style-name="T8">7</text:span> – <text:span text:style-name="T8">Present</text:span></text:p>
          </table:table-cell>
          <table:table-cell table:style-name="Table6.A1" office:value-type="string">
            <text:p text:style-name="P13"><text:span text:style-name="T7">Cloud</text:span> Specialist, Cloud Services Team</text:p>
            <text:p text:style-name="P13">CITEC, Brisbane, Australia</text:p>
          </table:table-cell>
        </table:table-row>
      </table:table>
      <text:list xml:id="list8490706147146080322" text:style-name="L1">
        <text:list-header>
          <text:p text:style-name="P33">Key Skills:</text:p>
        </text:list-header>
        <text:list-item>
          <text:p text:style-name="P33">Lead architect for an AWS Workspaces POC. </text:p>
        </text:list-item>
        <text:list-item>
          <text:p text:style-name="P33">Consulting with agencies on AWS deployments.</text:p>
        </text:list-item>
        <text:list-item>
          <text:p text:style-name="P33">Designing and implementing VMware Containers and photon OS</text:p>
        </text:list-item>
        <text:list-item>
          <text:p text:style-name="P33">Administering Azure Pack</text:p>
        </text:list-item>
        <text:list-item>
          <text:p text:style-name="P33">Design and implementation of custom, multi node Linux applications.</text:p>
        </text:list-item>
        <text:list-item>
          <text:p text:style-name="P33">Documenting best practices and procedures.</text:p>
        </text:list-item>
        <text:list-item>
          <text:p text:style-name="P33">Training new team members and guiding colleagues towards technical solutions .</text:p>
        </text:list-item>
      </text:list>
      <table:table table:name="Table2" table:style-name="Table2">
        <table:table-column table:style-name="Table2.A"/>
        <table:table-column table:style-name="Table2.B"/>
        <table:table-row>
          <table:table-cell table:style-name="Table2.A1" office:value-type="string">
            <text:p text:style-name="P12">2014 – <text:span text:style-name="T7">2017</text:span></text:p>
          </table:table-cell>
          <table:table-cell table:style-name="Table2.A1" office:value-type="string">
            <text:p text:style-name="P12">Virtuali<text:span text:style-name="T7">s</text:span>ation Specialist, <text:span text:style-name="T7">Virtualisation</text:span> Team</text:p>
            <text:p text:style-name="P12">CITEC, Brisbane, Australia</text:p>
          </table:table-cell>
        </table:table-row>
      </table:table>
      <text:list xml:id="list101015365936036" text:continue-numbering="true" text:style-name="L1">
        <text:list-header>
          <text:p text:style-name="P31">Key Skills:</text:p>
        </text:list-header>
        <text:list-item>
          <text:p text:style-name="P31">VMware vCloud Director and vRealise suite design and implementation.</text:p>
        </text:list-item>
        <text:list-item>
          <text:p text:style-name="P31">Designing and implementing Shared + Dedicated vSphere infrastructure.</text:p>
        </text:list-item>
        <text:list-item>
          <text:p text:style-name="P31">Advanced Power-Shell scripting Knowledge</text:p>
        </text:list-item>
        <text:list-item>
          <text:p text:style-name="P31"><text:soft-page-break/>ESXi (Linux) host implementation &amp; administration.</text:p>
        </text:list-item>
        <text:list-item>
          <text:p text:style-name="P31">Proficient in Javascript and C#</text:p>
        </text:list-item>
        <text:list-item>
          <text:p text:style-name="P31">Automating vSphere, OVM Hyper-V and AWS environments.</text:p>
        </text:list-item>
        <text:list-item>
          <text:p text:style-name="P31">Migrating workloads from between cloud endpoints.</text:p>
        </text:list-item>
        <text:list-item>
          <text:p text:style-name="P31">Implementing &amp; designing major version upgrades for clients, including vSphere, Esxi, Trend Deep Security.</text:p>
        </text:list-item>
        <text:list-item>
          <text:p text:style-name="P31">Dell, CISCO and HP hardware administration and implementation.</text:p>
        </text:list-item>
      </text:list>
      <table:table table:name="Table3" table:style-name="Table3">
        <table:table-column table:style-name="Table3.A"/>
        <table:table-column table:style-name="Table3.B"/>
        <table:table-row>
          <table:table-cell table:style-name="Table3.A1" office:value-type="string">
            <text:p text:style-name="P12">2013 – 2014</text:p>
          </table:table-cell>
          <table:table-cell table:style-name="Table3.A1" office:value-type="string">
            <text:p text:style-name="P12">Senior IT Systems Administrator, Microsoft Server Team, Tier 2</text:p>
            <text:p text:style-name="P12">CITEC, Brisbane, Australia</text:p>
          </table:table-cell>
        </table:table-row>
      </table:table>
      <text:list xml:id="list7117635200406866883" text:style-name="L2">
        <text:list-header>
          <text:p text:style-name="P32">Key Skills:</text:p>
        </text:list-header>
        <text:list-item>
          <text:p text:style-name="P29">Managing colleagues ITIL processes and procedures to ensure company standards are met.</text:p>
        </text:list-item>
        <text:list-item>
          <text:p text:style-name="P29">Providing 3rd level support for Microsoft server systems for a range of government clients.</text:p>
        </text:list-item>
        <text:list-item>
          <text:p text:style-name="P29">Advanced knowledge in PowerShell scripting for administrator and monitoring of servers.</text:p>
        </text:list-item>
        <text:list-item>
          <text:p text:style-name="P34">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2">2012 – 2013</text:p>
          </table:table-cell>
          <table:table-cell table:style-name="Table4.A1" office:value-type="string">
            <text:p text:style-name="P12">IT Systems Administrator, Microsoft Server Team, Tier 2</text:p>
            <text:p text:style-name="P12">CITEC, Brisbane, Australia</text:p>
          </table:table-cell>
        </table:table-row>
      </table:table>
      <text:list xml:id="list5668188566119691456" text:style-name="L3">
        <text:list-item>
          <text:p text:style-name="P30">Managing ITIL processes and procedures, ensuring they're implemented across the board</text:p>
        </text:list-item>
        <text:list-item>
          <text:p text:style-name="P30">Providing 2nd level support for Microsoft server systems for a range of government clients.</text:p>
        </text:list-item>
        <text:list-item>
          <text:p text:style-name="P30">PowerShell scripting for automation, administration and monitoring of servers.</text:p>
        </text:list-item>
        <text:list-item>
          <text:p text:style-name="P35">Managing Active Directory administration and running, troubleshooting and fixing backup failures</text:p>
        </text:list-item>
      </text:list>
      <text:p text:style-name="P22"/>
      <text:p text:style-name="P25">Education and Qualifications</text:p>
      <table:table table:name="Table7" table:style-name="Table7">
        <table:table-column table:style-name="Table7.A"/>
        <table:table-column table:style-name="Table7.B"/>
        <table:table-row>
          <table:table-cell table:style-name="Table7.A1" office:value-type="string">
            <text:p text:style-name="P12">[TBC]:</text:p>
          </table:table-cell>
          <table:table-cell table:style-name="Table7.A1" office:value-type="string">
            <text:p text:style-name="P9">AWS-<text:span text:style-name="T11">D</text:span>O-<text:span text:style-name="T11">P</text:span> (AWS <text:span text:style-name="T11">DevOps Professional</text:span>)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14">Bachelor of Commerce:</text:p>
          </table:table-cell>
          <table:table-cell table:style-name="Table8.A1" office:value-type="string">
            <text:p text:style-name="P4">Majors in Management and Management Science</text:p>
            <text:p text:style-name="P4">Canterbury University, Christchurch, 2010</text:p>
          </table:table-cell>
        </table:table-row>
        <table:table-row>
          <table:table-cell table:style-name="Table8.A1" office:value-type="string">
            <text:p text:style-name="P12">Certificates:</text:p>
          </table:table-cell>
          <table:table-cell table:style-name="Table8.A1" office:value-type="string">
            <text:p text:style-name="P3">VCP6-DCV – 2017 (VMware Certified Professional, Data Center Virtualization)</text:p>
            <text:p text:style-name="P10">AWS-SO-A (AWS Sys Ops Administrator) </text:p>
            <text:p text:style-name="P5"><text:span text:style-name="T6">AWS-SA-A – 2017 (</text:span>AWS Solutions Architect Associate<text:span text:style-name="T6">)</text:span></text:p>
            <text:p text:style-name="P11">AWS-DV-A – <text:span text:style-name="T9">2017 </text:span>(AWS Certified Developer Associate)</text:p>
            <text:p text:style-name="P6">Microsoft Advanced PowerShell – 2015</text:p>
          </table:table-cell>
        </table:table-row>
      </table:table>
      <text:p text:style-name="P24"/>
      <text:p text:style-name="P24"/>
      <text:p text:style-name="P24"><text:soft-page-break/>Key IT Skills</text:p>
      <table:table table:name="Table13" table:style-name="Table13">
        <table:table-column table:style-name="Table13.A"/>
        <table:table-column table:style-name="Table13.B"/>
        <table:table-row>
          <table:table-cell table:style-name="Table13.A1" office:value-type="string">
            <text:list xml:id="list3811430148507119422" text:style-name="L4">
              <text:list-header>
                <text:p text:style-name="P37"/>
              </text:list-header>
              <text:list-item>
                <text:p text:style-name="P37">VMware Data Center Virtualization </text:p>
              </text:list-item>
              <text:list-item>
                <text:p text:style-name="P42">ESXi (Linux) host design and administration</text:p>
              </text:list-item>
              <text:list-item>
                <text:p text:style-name="P38"><text:span text:style-name="T13">Advanced </text:span>PowerShell <text:span text:style-name="T13">scripting</text:span> </text:p>
              </text:list-item>
              <text:list-item>
                <text:p text:style-name="P38">Windows Server 2008, 2012 &amp; <text:span text:style-name="T13">2016</text:span></text:p>
                <text:p text:style-name="P39"/>
              </text:list-item>
            </text:list>
          </table:table-cell>
          <table:table-cell table:style-name="Table13.B1" office:value-type="string">
            <text:list xml:id="list6688009749492365237" text:style-name="L5">
              <text:list-item>
                <text:p text:style-name="P41">AWS piblic cloud</text:p>
              </text:list-item>
              <text:list-item>
                <text:p text:style-name="P41">vCloud Director private cloud</text:p>
              </text:list-item>
              <text:list-item>
                <text:p text:style-name="P41">Azure Pac private cloud.</text:p>
              </text:list-item>
              <text:list-item>
                <text:p text:style-name="P36">JavaScript, C#, <text:span text:style-name="T13">python, ruby</text:span></text:p>
              </text:list-item>
              <text:list-item>
                <text:p text:style-name="P40">chef, vagrant, <text:span text:style-name="T14">Opw-Works</text:span></text:p>
              </text:list-item>
            </text:list>
          </table:table-cell>
        </table:table-row>
      </table:table>
      <text:p text:style-name="P21"/>
      <text:p text:style-name="P24">Interests and Activities</text:p>
      <table:table table:name="Table14" table:style-name="Table14">
        <table:table-column table:style-name="Table14.A"/>
        <table:table-column table:style-name="Table14.B"/>
        <table:table-row>
          <table:table-cell table:style-name="Table14.A1" office:value-type="string">
            <text:p text:style-name="P12">Currently include:</text:p>
          </table:table-cell>
          <table:table-cell table:style-name="Table14.A1" office:value-type="string">
            <text:p text:style-name="P7">Rugby, Coaching, Sport, Classic Cars, Science, Astronomy, Philosophy, Public Cloud Architecture, C# game development (Unity)</text:p>
          </table:table-cell>
        </table:table-row>
      </table:table>
      <text:p text:style-name="P18"/>
      <text:p text:style-name="P20"/>
      <text:p text:style-name="P19"><text:span text:style-name="T3">Referee</text:span><text:span text:style-name="T4">s </text:span><text:span text:style-name="T5">available on request.</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8-26T10:10:13.706794380</dc:date>
    <meta:editing-duration>PT1H6M18S</meta:editing-duration>
    <meta:editing-cycles>46</meta:editing-cycles>
    <meta:generator>LibreOffice/5.1.6.2$Linux_X86_64 LibreOffice_project/10m0$Build-2</meta:generator>
    <meta:document-statistic meta:table-count="9" meta:image-count="0" meta:object-count="0" meta:page-count="3" meta:paragraph-count="78" meta:word-count="624" meta:character-count="4413" meta:non-whitespace-character-count="3888"/>
  </office:meta>
</office:document-meta>
</file>